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3.53cm" table:align="left"/>
    </style:style>
    <style:style style:name="Table1.A" style:family="table-column">
      <style:table-column-properties style:column-width="3.5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 Pair</text:h>
      <text:p text:style-name="Text_20_body">Key/value pair</text:p>
      <text:p text:style-name="P1"><text:bookmark text:name="TOC"/></text:p>
      <text:h text:style-name="P2" text:outline-level="2"><text:bookmark text:name="TOC_Title"/>Table of Contents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docs.perl6.org/type/Pair#Methods" text:style-name="Internet_20_link" text:visited-style-name="Visited_20_Internet_20_Link">Metho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new" text:style-name="Internet_20_link" text:visited-style-name="Visited_20_Internet_20_Link">method new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ACCEPTS" text:style-name="Internet_20_link" text:visited-style-name="Visited_20_Internet_20_Link">method ACCEPT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antipair" text:style-name="Internet_20_link" text:visited-style-name="Visited_20_Internet_20_Link">method antipai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key" text:style-name="Internet_20_link" text:visited-style-name="Visited_20_Internet_20_Link">method key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value" text:style-name="Internet_20_link" text:visited-style-name="Visited_20_Internet_20_Link">method valu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infix_cmp" text:style-name="Internet_20_link" text:visited-style-name="Visited_20_Internet_20_Link">infix cm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fmt" text:style-name="Internet_20_link" text:visited-style-name="Visited_20_Internet_20_Link">method fm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kv" text:style-name="Internet_20_link" text:visited-style-name="Visited_20_Internet_20_Link">method kv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pairs" text:style-name="Internet_20_link" text:visited-style-name="Visited_20_Internet_20_Link">method pai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antipairs" text:style-name="Internet_20_link" text:visited-style-name="Visited_20_Internet_20_Link">method antipai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invert" text:style-name="Internet_20_link" text:visited-style-name="Visited_20_Internet_20_Link">method inver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keys" text:style-name="Internet_20_link" text:visited-style-name="Visited_20_Internet_20_Link">method key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values" text:style-name="Internet_20_link" text:visited-style-name="Visited_20_Internet_20_Link">method valu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freeze" text:style-name="Internet_20_link" text:visited-style-name="Visited_20_Internet_20_Link">method freez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method_Str" text:style-name="Internet_20_link" text:visited-style-name="Visited_20_Internet_20_Link">method 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Pair#Type_Graph" text:style-name="Internet_20_link" text:visited-style-name="Visited_20_Internet_20_Link">Type Graph</text:a></text:p>
          </table:table-cell>
        </table:table-row>
      </table:table>
      <text:p text:style-name="P3">class Pair does Associative {}</text:p>
      <text:p text:style-name="Text_20_body">Consists of two parts, a <text:span text:style-name="Emphasis">key</text:span> and a <text:span text:style-name="Emphasis">value</text:span>. <text:span text:style-name="Source_20_Text">Pair</text:span>s can be seen as the atomic units in <text:span text:style-name="Source_20_Text">Hash</text:span>es, and they are also used in conjunction with named arguments and parameters.</text:p>
      <text:p text:style-name="Text_20_body"><text:bookmark text:name="index-entry-colon_pair_(Pair)"/><text:bookmark text:name="index-entry-:"/><text:bookmark text:name="index-entry-=&gt;_"/><text:bookmark text:name="index-entry-:!"/><text:bookmark text:name="index-entry-:$"/>There are many syntaxes for creating <text:span text:style-name="Source_20_Text">Pair</text:span>s:</text:p>
      <text:p text:style-name="Preformatted_20_Text">Pair.new('key', 'value'); # The canonical way </text:p>
      <text:p text:style-name="Preformatted_20_Text">'key' =&gt; 'value';         # this... </text:p>
      <text:p text:style-name="Preformatted_20_Text">:key&lt;value&gt;;              # ...means the same as this </text:p>
      <text:p text:style-name="Preformatted_20_Text">:key&lt;value1 value2&gt;;      # But this is  key =&gt; &lt;value1 value2&gt; </text:p>
      <text:p text:style-name="Preformatted_20_Text">:foo(127);                # short for  foo =&gt; 127 </text:p>
      <text:p text:style-name="P3">:127foo;                  # the same   foo =&gt; 127 </text:p>
      <text:p text:style-name="Text_20_body">Variants of this are</text:p>
      <text:p text:style-name="Preformatted_20_Text">:key;                     # same as   key =&gt; True </text:p>
      <text:p text:style-name="P3">:!key;                    # same as   key =&gt; False </text:p>
      <text:p text:style-name="Text_20_body">And this other variant, to be used in routine invocation</text:p>
      <text:p text:style-name="Preformatted_20_Text">sub colon-pair( :$key-value ) {</text:p>
      <text:p text:style-name="Preformatted_20_Text">    say $key-value;</text:p>
      <text:p text:style-name="Preformatted_20_Text">}</text:p>
      <text:p text:style-name="Preformatted_20_Text">my $key-value = 'value';</text:p>
      <text:p text:style-name="Preformatted_20_Text">colon-pair( :$key-value );               # OUTPUT: «value␤» </text:p>
      <text:p text:style-name="P3">colon-pair( key-value =&gt; $key-value );   # OUTPUT: «value␤» </text:p>
      <text:p text:style-name="Text_20_body"><text:bookmark text:name="index-entry-colon_list_(Pair)"/><text:soft-page-break/>Colon pairs can be chained without a comma to create a List of Pairs. Depending on context you may have to be explicit when assigning colon lists.</text:p>
      <text:p text:style-name="Preformatted_20_Text">sub s(*%h){ say %h.perl };</text:p>
      <text:p text:style-name="Preformatted_20_Text">s :a1:b2;</text:p>
      <text:p text:style-name="Preformatted_20_Text"># OUTPUT: «{:a1, :b2}␤» </text:p>
      <text:p text:style-name="Preformatted_20_Text"> </text:p>
      <text:p text:style-name="Preformatted_20_Text">my $manna = :a1:b2:c3;</text:p>
      <text:p text:style-name="Preformatted_20_Text">say $manna.^name;</text:p>
      <text:p text:style-name="Preformatted_20_Text"># OUTPUT: «Pair␤» </text:p>
      <text:p text:style-name="Preformatted_20_Text"> </text:p>
      <text:p text:style-name="Preformatted_20_Text">$manna = (:a1:b2:c3);</text:p>
      <text:p text:style-name="Preformatted_20_Text">say $manna.^name;</text:p>
      <text:p text:style-name="P3"># OUTPUT: «List␤» </text:p>
      <text:p text:style-name="Text_20_body">Any variable can be turned into a <text:span text:style-name="Source_20_Text">Pair</text:span> of its name and its value.</text:p>
      <text:p text:style-name="Preformatted_20_Text">my $bar = 10;</text:p>
      <text:p text:style-name="Preformatted_20_Text">my $p   = :$bar;</text:p>
      <text:p text:style-name="P3">say $p; # OUTPUT: «bar =&gt; 10␤» </text:p>
      <text:p text:style-name="Text_20_body">It is worth noting that when assigning a <text:a xlink:type="simple" xlink:href="https://docs.perl6.org/type/Scalar" text:style-name="Internet_20_link" text:visited-style-name="Visited_20_Internet_20_Link">Scalar</text:a> as value of a <text:span text:style-name="Source_20_Text">Pair</text:span> the value holds the container of the value itself. This means that it is possible to change the value from outside of the <text:span text:style-name="Source_20_Text">Pair</text:span> itself:</text:p>
      <text:p text:style-name="Preformatted_20_Text">my $v = 'value A';</text:p>
      <text:p text:style-name="Preformatted_20_Text">my $pair = a =&gt; $v;</text:p>
      <text:p text:style-name="Preformatted_20_Text">$pair.say;  # OUTPUT: a =&gt; value A </text:p>
      <text:p text:style-name="Preformatted_20_Text"> </text:p>
      <text:p text:style-name="Preformatted_20_Text">$v = 'value B';</text:p>
      <text:p text:style-name="P3">$pair.say; # OUTPUT: a =&gt; value B </text:p>
      <text:p text:style-name="Text_20_body">Please also note that this behavior is totally unrelated to the way used to build the <text:span text:style-name="Source_20_Text">Pair</text:span> itself (i.e., explicit usage of <text:span text:style-name="Source_20_Text">new</text:span>, use of colon, fat arrow), as well as if the <text:span text:style-name="Source_20_Text">Pair</text:span> is bound to a variable.</text:p>
      <text:p text:style-name="Text_20_body">It is possible to change the above behaviour forcing the <text:span text:style-name="Source_20_Text">Pair</text:span> to remove the scalar container and to hold the effective value itself via the method <text:a xlink:type="simple" xlink:href="https://docs.perl6.org/type/Pair#method_freeze" text:style-name="Internet_20_link" text:visited-style-name="Visited_20_Internet_20_Link">freeze</text:a>:</text:p>
      <text:p text:style-name="Preformatted_20_Text">my $v = 'value B';</text:p>
      <text:p text:style-name="Preformatted_20_Text">my $pair = a =&gt; $v;</text:p>
      <text:p text:style-name="Preformatted_20_Text">$pair.freeze;</text:p>
      <text:p text:style-name="Preformatted_20_Text">$v = 'value C';</text:p>
      <text:p text:style-name="P3">$pair.say; # OUTPUT: a =&gt; value B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8:44:25.558505294</meta:creation-date>
    <dc:date>2018-05-27T18:45:18.153269945</dc:date>
    <meta:editing-duration>PT52S</meta:editing-duration>
    <meta:editing-cycles>1</meta:editing-cycles>
    <meta:document-statistic meta:table-count="1" meta:image-count="0" meta:object-count="0" meta:page-count="2" meta:paragraph-count="69" meta:word-count="420" meta:character-count="2366" meta:non-whitespace-character-count="1864"/>
    <meta:generator>LibreOffice/6.0.3.2$Linux_X86_64 LibreOffice_project/00$Build-2</meta:generator>
  </office:meta>
</office:document-meta>
</file>